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First_20_paragraph">
      <style:text-properties officeooo:paragraph-rsid="001ea2e0"/>
    </style:style>
    <style:style style:name="T1" style:family="text">
      <style:text-properties fo:font-style="italic" style:font-style-asian="italic" style:font-style-complex="italic"/>
    </style:style>
    <style:style style:name="T2" style:family="text">
      <style:text-properties officeooo:rsid="00188b26"/>
    </style:style>
    <style:style style:name="T3" style:family="text">
      <style:text-properties officeooo:rsid="001b618d"/>
    </style:style>
    <style:style style:name="T4" style:family="text">
      <style:text-properties officeooo:rsid="001ea2e0"/>
    </style:style>
    <text:list-style style:name="L1">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text:start-value="3">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Introduction</text:h>
      <text:p text:style-name="P6">La mémétique en tant que théorie globale de la culture est une proposition qui n'est guère plus défendue. Mais son héritage n'est pas limité à l'étude des mèmes internet : la formulation de Dawkins (2006[1976]) a contribué à placer la question des parallèles entre évolution biologique et changement culturel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text:span text:style-name="T4">–</text:span> mais non mémétique <text:span text:style-name="T4">–</text:span> des changements de la culture au cours du temps (Mesoudi, 201<text:span text:style-name="T3">1</text:span> : 40). Darwin lui-même avait remarqué les similarités entre évolution biologique et évolution des langues (Mesoudi, 2011 : viii ; Darwin, 1981[187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nt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text:soft-page-break/>présentations ; cette proposition s'est constituée comme une critique de certaines simplifications de la mémétique, et connaît actuellement un succès croissant dans plusieurs disciplines. Puis j'examine en détail la façon dont Tim Ingold, critique majeur de ces approches aujourd'hui, discute la proposition d'évolution culturelle de ces deux théories depuis l'anthropologie sociale et la théorie des systèmes de développement, en distinguant trois degrés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 il met le doigt sur l'essentialisme du sens des mèmes langagiers.</text:p>
      <text:p text:style-name="Text_20_body">L'approche énactive du langage développée par Cuffari, Di Paolo et De Jaegher (2014) propose une solution à ce problème en répondant à la première critique d'Ingold. Je présente le cadre qu'elle offre pour analyser le sens comme émanant d'une relation au contexte. Cette proposition restera sujette aux deux plus fortes objections d'Ingold à la mémétique, mais elle devrait néanmoins ouvrir la voie à une compréhension sémantique des phénomènes de diffusion de mèmes langagiers.</text:p>
      <text:h text:style-name="Heading_20_1" text:outline-level="1">Les principes de la mémétique discutés</text:h>
      <text:p text:style-name="First_20_paragraph">Dawkins (2006[1976]), qui défend une conception de l'évolution biologique centrée sur les gènes comme unité principale de sélection, introduit vers la fin de son livre le concept de mème afin d'analyser ce qu'il considère comme une particularité de l'espèce humaine : la culture. Il propose d'étudier les changements de la culture humaine dans le même cadre que l'évolution biologique centrée sur les gènes :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 Mesoudi (2011 : viii) mentionne que Darwin (1981[1871] : 59‑61) l'avait noté pour l'évolution des langues, et Ingold (2001) rappelle que Kroeber (1952) faisait également une analogie <text:soft-page-break/>entre « traits culturels »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développent l'analogie de fond entre changement culturel et évolution biologique.</text:p>
      <text:p text:style-name="Text_20_body">Mon but dans cette première partie de l'article est donc d'identifier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 celles-ci s'appliquent également à la mémétique. Enfin la partie montrera quels éléments de ces critiques sont aussi opposables aux autres approches darwiniennes, comme celle de Mesoudi (2011).</text:p>
      <text:h text:style-name="Heading_20_2" text:outline-level="2">L'épidémiologie des représentations</text:h>
      <text:p text:style-name="First_20_paragraph">Dans le milieu des années 1990, Dan Sperber propose une nouvelle synthèse entre sciences sociales et psychologie, inspirée par les développements contemporains des sciences cognitives (Sperber, 1996). Il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1">mentale</text:span> – lorsqu'elle existe dans l'esprit de quelqu'un – ou <text:span text:style-name="T1">publique</text:span> – lorsque cette personne la produit sous une forme physiquement perceptible par d'autres individus. Par exemple :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text:soft-page-break/>siques, ce qui lui permet de fonder sa théorie sur ce courant. Le système cognitif est vu comme un ensemble de modules de traitement de l'information indépendants (introduits par Fodor, 1983),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c'est-à-dire traiter des représentations du monde moderne, est la principale source de transformations des représentations au cours de leur diffusion (Sperber, 1996 : 138‑139).</text:p>
      <text:p text:style-name="Text_20_body">Sperber combine donc l'idée d'une modularité de l'esprit, fait de modules évolués dans un environnement très différent de celui d'aujourd'hui, à la description de la culture à partir de parties élémentaires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 représentations culturelles », car elles caractérisent une culture donnée. Ce phénomène devrait se manifester par l'existence d'attracteurs dans le système dynamique qui modélise l'évolution culturelle : des « attracteurs culturels ».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ce qui en fait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text:soft-page-break/>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9 ; 2001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 Je voudrais ici rapporter les points principaux de cette discussion pour montrer sa similarité avec des problématiques récurrentes en linguistique.</text:p>
      <text:p text:style-name="Text_20_body">D'après Ingold, l'approche épidémiologique de Sperber (1996) participe à une description de la réalité en trois grandes strates : la strate biologique, qui sert de substrat à la deuxième strate, cognitive, qui elle-même sert de substrat à la troisième strate, culturelle. Chacune des strates est une couche conceptuelle de la réalité considérée comme fondamentalement différente des autres : le niveau biologique est décrit par la synthèse néo-darwinienne de l'évolution centrée sur les gènes, et étudie le <text:span text:style-name="T1">corps</text:span>. Le niveau cognitif est décrit par les sciences cognitives classiques, qui étudient l'<text:span text:style-name="T1">esprit</text:span> sans nécessairement se préoccuper de sa manifestation biologique. À son tour le niveau culturel est décrit par l'épidémiologie des représentations proposée par Sperber (1996), étudiant <text:soft-page-break/>la <text:span text:style-name="T1">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1">thèse de la complémentarité</text:span> en référence à la façon dont le corps, l'esprit, et la culture y décrivent des objets à la fois séparés, et complémentaires, de la réalité (Ingold, 1999). Les critiques qu'il y oppose peuvent alors être regroupées en trois points essentiels : (1) chacune des trois strates de la thèse de la complémentarité fonctionne sur une séparation erronée entre substance et forme. (2) Sans ces séparations entre substance et forme, il n'est pas possible de séparer les trois strates : elles se manifestent concrètement de façon inextricable dans un seul et même objet, l'organisme. Si un découpage conceptuel est nécessaire, il n'est pas clair que le découpage entre biologie, cognition, et culture soit le meilleur. (3) La notion d'organisme est elle-même problématique.</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barrière de Weismann</text:span>) : elles n'influencent donc pas l'évolution de l'espèce elle-même au-delà de la variation du nombre de descendants d'un individu, quantité qui est ensuite moyennée sur la population d'individus (Fisher et Bennett, 1999[1930]). Ainsi, connaître l'évolution de la spécification génétique revient à décrire l'essentiel de l'évolution biologique, ce qui, logiquement, fait des gènes le principal objet <text:soft-page-break/>d'étude pertinent.<text:note text:id="ftn1"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 et c'est l'isolement entre développement d'un organisme individuel, d'un côté, et évolution de l'espèce au niveau des gènes, de l'autre, qui permet à différents auteurs de proposer une évolution <text:span text:style-name="T1">culturelle</text:span> parallèle à l'évolution <text:span text:style-name="T1">biologique</text:span>, sans grande incidence de la première sur la deuxième.</text:p>
      <text:p text:style-name="Text_20_body">La critique d'Ingold consiste à rappeler deux points. Le premier :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voir par exemple Neumann-Held, 2001). Ingold (1999) argumente ainsi, s'appuyant sur Oyama, Griffiths et Gray (2001), qu'au lieu de considérer que la cellule sait <text:span text:style-name="T1">lire une information codée par les 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 évo-dévo », qui a montré que des processus développementaux différents peuvent produire des organismes différents à partir des mêmes gènes (West-Eberhard, 2003) :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text:soft-page-break/>Le deuxième point rappelé par Ingold est qu'un organisme hérite bien plus que les seuls gènes de ses parents :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2" text:note-class="footnote"><text:note-citation>2</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2001), cette vision reprend la séparation biologique entre spécification et développement :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 le dispositif d'acquisition du langage encodé en tant que <text:soft-page-break/>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3" text:note-class="footnote"><text:note-citation>3</text:note-citation><text:note-body><text:p text:style-name="Footnote">Un argument chomskyen de type « pauvreté du stimulus » n'est pas non plus opposable ici :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 nouveaux réplicateurs », Dawkins, 2006[1976] : 192). Le modèle d'épidémiologie des représentations décrit par Sperber (1996 : 77‑97) chemine en sens inverse : il part d'une notion de représentation publique venant des sciences sociales (par exemple une image, un discours, ou une idéologie, qui existent dans le monde physique extérieur), et la connecte avec la notion de représentation mentale des sciences cognitives,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ext:soft-page-break/>tions :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 une collection d'atomes culturels que les cerveaux humains acquièrent, transforment et transmettent, et qui évolue parallèlement à la biologie. On parle alors de <text:span text:style-name="T1">coévolution gène-culture</text:span> (Sperber, 1996 : 114). Ingold (2001)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text:note text:id="ftn4" text:note-class="footnote"><text:note-citation>4</text:note-citation><text:note-body><text:p text:style-name="Footnote">Ici et dans tout ce qui suit, les traductions de travaux en anglais sont les miennes.</text:p></text:note-body></text:note>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 il faut pouvoir la mettre en pratique, c'est-à-dire attribuer un sens à chacune de ses instructions. Or savoir interpréter une instruction telle que « faire fondre le beurre et y incorporer la farine » relève d'un savoir pratique de la cuisine, au sens de Bourdieu (1980) : il faut avoir pratiqué et appris par le corps, en général aidé d'un instructeur, de nombreuses actions en cuisine. Il faut avoir appris, par essais et erreurs répétés, à reconnaître quand le beurre va brûler, ou à identifier la quantité de farine à ajouter au bon mo<text:soft-page-break/>ment ; il faut une pratique des mouvements pour incorporer cette dernière au beurre. Pour Ingold, la connaissance d'un cuisinier est le savoir pratique de toutes ces tâches, c'est-à-dire ce qui permet de donner un sens aux instructions d'une recette (Ingold, 2001).</text:p>
      <text:p text:style-name="Text_20_body">Ingold explique ce dernier point à l'aide d'une analogie entre la réalisation d'une recette de cuisine et une randonnée en campagne :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2001 ; 2004).</text:p>
      <text:p text:style-name="Text_20_body">Cette critique correspond à remarquer que Sperber et Dawkins adoptent la conception orthodoxe des sciences cognitives (aussi connue sous le nom de « métaphore computationnelle de la cognition », représentée par des auteurs comme Chomsky, Fodor, ou Marr), selon laquelle l'essentiel de la cognition se passe dans le cerveau, vu comme un appareil de traitement de l'information qui <text:soft-page-break/>opère sur des représentations dotées de propriétés formelles. Ingold s'appuie ainsi sur le « tournant E » en sciences cognitives (pour cognition énactive, « embodied » (corporisée), « embedded » (située), et étendue) qui critique la notion de représentation pour la dichotomie qu'elle crée entre un monde de significations mentales et un monde d'actions physiques, et pour son incapacité à rendre compte de façon naturaliste du contenu d'une représentation mentale (voir par exemple O’Regan et Noë, 2001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est une critique de l'approche néo-darwinienne qui sépare un contenu abstrait de ses réalisations concrètes : pour Ingold, la partie abstraite ne peut pas contenir d'information, car ce contenu informationnel <text:span text:style-name="T1">est un produit de la réalisation 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 les gènes définiraient un corps biologique (à des fluctuations près), qui adopterait ensuite <text:soft-page-break/>des comportements culturels spécifiés par les représentations. Mais en refusant ces séparations :</text:p>
      <text:p text:style-name="P2">« La pensée [de la théorie des systèmes de développement] nous permet de reconnaître que nous n'avons pas affaire à des systèmes séparés mais parallèles, respectivement biologique et culturel, mais plutôt que le processus biologique du développement [...] <text:span text:style-name="T1">est</text:span> précisément le processus par lequel le savoir et les compétences culturels sont inculqués et corporisés. »<text:note text:id="ftn5" text:note-class="footnote"><text:note-citation>5</text:note-citation><text:note-body><text:p text:style-name="Footnote">Mots soulignés dans l'original.</text:p></text:note-body></text:note> (Ingold, 2007 : 16)</text:p>
      <text:p text:style-name="First_20_paragraph">Ingold argumente ce point en se référant aux travaux en anthropologie (par exemple sur le développement des techniques du corps comme la marche, par Mauss, 1936 ; ou encore l'écologie de l'esprit de Bateson, 1972), en psychologie (l'approche écologique de la vision de Gibson, 2014[1979]), et en sociologie (le sens pratique de Bourdieu, 1980), qui montrent les façons dont la culture est éminemment biologique.</text:p>
      <text:p text:style-name="Text_20_body">Enfin le troisième degré de critique, sur lequel je ne m'attarderai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 intérieur » de l'« extérieur » (Lewontin, 2001a ; 2001b). À bien des égards, le « tournant E » en sciences cognitives propose la même chose pour la cognition :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1">et al.</text:span>, 2014).</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text:soft-page-break/>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 la première théorie fonctionne sur un principe d'abstraction de l'environnement qui permet de définir des contenus hors contexte, pour ensuite en étudier la structure et les interactions. Comme j'espère l'avoir expliqué clairement, dans de nombreux cas la description en termes de représentations n'est pas adéquate et ne rend pas compte de la réalité. La deuxième théorie, bien que moins formalisée par endroits, propose d'avancer sans utiliser la notion de représentation, en mettant les relations entre organismes et avec l'environnement au centre de toute théorie.</text:p>
      <text:h text:style-name="Heading_20_1" text:outline-level="1">L'expérience à l'épreuve de la mémé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 le langage est aussi un véhicule pour représentations mentales et culturelles, et la notion de signification linguistique équivaut à la notion du contenu d'une représentation mentale ; la notion de mise en pratique du langage (par exemple la parole) équivaut, elle, à la notion de représentation publique. Pour ce cas concret, la critique d'Ingold et l'approche énactive (Cuffari, Di Paolo et De Jaegher, 2014) exposée dans la partie ne sont pas si différentes de la vision du second Wittgenstein (1958[1953]) : le langage et le sens y sont décrits, sans dualisme, comme tramage et interaction avec l'environnement et les autres organismes qui <text:soft-page-break/>le constituent.</text:p>
      <text:p text:style-name="Text_20_body">Cette problématique de la signification a habité la linguistique et l'anthropologie depuis plus d'un siècle, et il n'est pas surprenant que la question réapparaisse dans des expériences concrètes autour de la notion de mème internet. Venant tout droit des sciences dures, la mémétique n'a pas bénéficié de l'intense débat ontologique qui anime les sciences humaines depuis leurs débuts, et a tout simplement ignoré la question plutôt que de la résoudre. Pour s'en convaincre, je présente un exemple d'expérience inspirée de l'épidémiologie des représentations qui se heurte concrètement au problème de la signification. Comme nous allons le voir, la critique d'Ingold souligne l'importance d'observer les mèmes internet dans leur contexte environnant, au risque sinon de ne pas accéder à leur sémantique. C'est ce que propose l'approche énactive développée par Cuffari, Di Paolo et De Jaegher (2014), dont j'esquisserai ensuite les grandes lignes.<text:note text:id="ftn6" text:note-class="footnote"><text:note-citation>6</text:note-citation><text:note-body><text:p text:style-name="Footnote">De façon similaire, Croft (2013) discute les implications de la théorie des systèmes de développement pour sa théorie de l'évolution darwinienne du langage. Ici, je m'intéresse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 un cas d'étude empirique idéal pour l'épidémiologie des représentations. Sur un corpus conséquent rendant l'analyse quantitative possible (Leskovec, Backstrom et Kleinberg, 2009), on peut distinguer diffé<text:soft-page-break/>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 les énoncés convergent-ils vers des attracteurs, sur certaines dimensions du moins, au fur et à mesure de leur propagation? Si oui, on cherche à savoir à quoi sont dus ces attracteurs ;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 ce que les interlocuteurs comprennent d'un énoncé est une construction émanant de la situation concrète du lecteur et de sa relation au texte lu. Prenons l'exemple du tweet suivant :</text:p>
      <text:list xml:id="list40906536083068250" text:style-name="L1">
        <text:list-item>
          <text:p text:style-name="P3">On est tous le beau et le moche de quelqu'un</text:p>
        </text:list-item>
      </text:list>
      <text:p text:style-name="Text_20_body">Cet énoncé paraît neutre <text:span text:style-name="T1">a priori</text:span>, et est suffisamment classique et consensuel pour être marqué comme favori, repris et publié à nouveau régulièrement.<text:note text:id="ftn7"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1">sens</text:span> de l'échange. Une réponse au message initial est d'abord <text:soft-page-break/>faite sur le ton de l'humour :</text:p>
      <text:list xml:id="list8991700393838536471" text:style-name="L2">
        <text:list-item>
          <text:p text:style-name="P4">mais être moche c'est quand même la base ahah</text:p>
        </text:list-item>
      </text:list>
      <text:p text:style-name="Text_20_body">Puis deux échanges plus tard la conversation se termine :</text:p>
      <text:list xml:id="list2800454584940759931" text:style-name="L3">
        <text:list-item>
          <text:p text:style-name="P5">[mort de rire,] pour certaines filles surtout, je pense</text:p>
        </text:list-item>
      </text:list>
      <text:p text:style-name="Text_20_body">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n'étudier que des représentations, est perdue.</text:p>
      <text:p text:style-name="Text_20_body">Un projet d'étude empirique des représentations langagières, dans le cadre proposé par l'épidémiologie des représentations, est donc contraint d'analyser la <text:span text:style-name="T1">forme</text:span> de ces représentations, sans avoir accès à leur <text:span text:style-name="T1">contenu</text:span>. C'est ce que font par exemple Adamic <text:span text:style-name="T1">et al.</text:span> (2014) en étudiant les propriétés statistiques de la propagation et des transformations de surface de mèmes publiés et <text:soft-page-break/>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 la discipline, qui a en grande partie utilisé le modèle mémétique pour l'étude de la diffusion (Adamic <text:span text:style-name="T1">et al.</text:span>, 2014, est un bon exemple), voit se développer un courant s'intéressant à la « contagion complexe », c'est-à-dire l'étude de systèmes dont le processus de base n'est plus la transmission d'un objet atomique (un hashtag, une vidéo, une URL), mais la <text:span text:style-name="T1">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1">et al.</text:span>, 2014, qui étudient les transformations de motifs visuels abstraits chez les grands singes) ou la mémorabilité (Danescu-Niculescu-Mizil <text:span text:style-name="T1">et al.</text:span>, 2012),<text:note text:id="ftn8" text:note-class="footnote"><text:note-citation>8</text:note-citation><text:note-body><text:p text:style-name="Footnote">Danescu-Niculescu-Mizil <text:span text:style-name="T1">et al.</text:span> (2012) montrent d'ailleurs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 il faut au contraire penser le contexte, comme la linguistique et l'anthropologie le font depuis longtemps et comme l'approche énactive des sciences cognitives est en train de le développer.<text:note text:id="ftn9"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je présente dans la partie suivante.</text:p></text:note-body></text:note></text:p>
      <text:h text:style-name="Heading_20_2" text:outline-level="2"><text:soft-page-break/>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rendant impossible une analyse sémantique. Une analyse quantitative de la signification nécessite donc de penser le contexte comme élément essentiel.</text:p>
      <text:p text:style-name="Text_20_body">En développant une autre métaphore de la cognition que la métaphore computationnelle fondant les sciences cognitives classiques, le « tournant E » en sciences cognitives et plus particulièrement l'approche énactive proposent précisément une définition de la cognition centrée sur la relation des organismes à leur environnement. Dans cette dernière partie je voudrais présenter les grandes lignes de cette tradition, sans pouvoir lui rendre justice, mais en esquissant les idées soutenant une approche non 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développent une étude de la cognition inspirée de (et compatible avec) la phénoménologie de Merleau-Ponty, et proposent de considérer l'esprit, la cognition, et la signification comme des processus corporisés. Leurs idées « lient plusieurs thèmes centrés sur le rôle de la vie, l'auto-organisation, l'expérience et le corps animé dans le façonnement de la cognition comme activité située et continue » (De Jaegher et Di Paolo, 2007 : 2‑3 ; citant également Torrance, 2006 ; et Thompson, 2007, pour des discussions dé<text:soft-page-break/>taillées).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 c'est l'approche énactive et sensorimotrice de la perception, qui considère la perception comme une « activité exploratoire »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sensations différentes : voir et entendre sont deux sensations bien différentes, parce que la façon dont les stimulations visuelles et auditives se déforment lors d'un mouvement sont différentes (les auteurs appellent ces spécificités les « contingences sensorimotrices »).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parce que les contingences sensorimotrices de l'appareil sont très proches de celles de la vu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avec l'environnement a du sens et une valeur pour cet organisme, car elle a des conséquences sur le maintien de son identité et son autonomie. L'organisme va alors réguler l'intensité <text:soft-page-break/>de son couplage avec l'environnement en fonction du sens qui émerge de cette interaction (c'est-à-dire en fonction de l'impact que cette interaction peut avoir sur son autonomie). L'interaction avec l'environnement devient alors une activité de faire-sens (ou « sense-making » en anglais) ; pour l'approche énactive, cette activité par laquelle un organisme est couplé avec son environnement, et régule lui-même ce couplage en fonction de ses intérêts, <text:span text:style-name="T1">est</text:span> précisément la cognition (De Jaegher et Di Paolo, 2007).</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 participatory sense-making »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text:soft-page-break/>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 celle des actes sociaux co-définis, comme donner ou recevoir (Cuffari, Di Paolo et De Jaegher, 2014 : 14). Cette organisation donne lieu à l'émergence de nouvelles conventions contraignantes, et ainsi de suite récursivement jusqu'à développer les conventions complexes qui forment l'activité langagière : « À travers une navigation coordonnée et exploratoire entre faire-sens individuel et interactif, les créatures sociales génèrent des conventions comportementales-organisationnelles récursives et réplicables » (Cuffari, Di Paolo et De Jaegher, 2014 : 4). Ainsi, l'activité langagière « émerge comme une forme spéciale d'agence sociale, c'est-à-dire une solution particulière à une certaine progression de problèmes conceptuels venant de tension récurrentes entre les niveaux individuel et interactif du faire-sens » (Cuffari, Di Paolo et De Jaegher, 2014 : 4). Dans ce cadre, « les mots sont des motifs disponibles pour énacter certaines formes de faire-sens » (Cuffari, Di Paolo et De Jaegher, 2014 : 32). Autrement dit, le langage est considéré comme une façon d'interagir régulée par des conventions imbriquées, plutôt que comme un système de règles abstraites.</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 le cheminement permettant de comprendre ce qu'elle apporte est donc relativement long. La quatrième étape, en particulier, est la partie la plus récente de cette refondation, et n'est par conséquent pas encore reconnectée avec l'ensemble des concepts de la <text:soft-page-break/>linguistique par des analyses et expériences concrètes de phénomènes connus. Elle permet cependant d'approcher des problèmes insolubles dans le paradigme classique des sciences cognitives, comme fournir un cadre à l'étude quantitative du sens et de l'interprétation : elle apparaît donc comme une alternative potentielle, bien que balbutiante, à la mémétique appliquée à la linguistique (et approches apparentées), et répond ainsi au premier degré de critique d'Ingold sur l'essentialisme du sens. Les deux niveaux suivants ne sont en revanche pas directement traités, même si le paradigme énactif semble ouvrir des voies permettant d'y répondre.</text:p>
      <text:h text:style-name="Heading_20_1" text:outline-level="1" text:is-list-header="true">Conclusion</text:h>
      <text:p text:style-name="First_20_paragraph">La mémétique et l'épidémiologie des représentations proposent des descriptions unifiées de la culture qui, dans leurs versions restreintes, se traduisent en modèles applicables à l'analyse linguistique de la diffusion et des mutations dans les réseaux sociaux numériques. Dans cet article, notre propos a été de montrer comment ces théories participent à une approche globale de l'articulation entre sciences sociales et sciences cognitives, en montrer les limites théoriques et concrètes au moment de l'utiliser expérimentalement en linguistique, et enfin indiquer une possible porte de sortie face aux problèmes soulevés.</text:p>
      <text:p text:style-name="Text_20_body">J'ai donc commencé par synthétiser la critique qu'Ingold fait à l'approche épidémiologique, en distinguant les trois degrés d'objections qu'il développe : (1) un rejet du néo-darwinisme pour son dualisme inhérent, développé aux trois strates biologique, cognitive, et culturelle, que l'approche épidémiologique distingue. (2) Une critique, par extension, de la séparation entre culturel et biologique. (3) Une remarque sur le darwinisme basé sur la notion d'organisme, que je n'ai pas discuté plus en détail. J'ai ensuite montré comment cette discussion théorique permet de comprendre les problèmes concrets qui apparaissent dans une expérience d'évolution de contenus linguistiques inspirée de l'épidémiologie des représentations : en pratique, il n'est pas possible d'étudier une évolution du sens des représentations dans le strict cadre épidémiologique. Enfin, j'ai présenté une approche alternative pour l'étude du langage, produite par la tradition énactive en sciences cognitives, qui envisage de surmonter ce problème en évitant toute référence à la notion de représentation : elle propose d'étudier le langage comme un processus d'interaction créateur de sens, gouverné par plusieurs niveaux de conventions. Une telle approche permet de répondre au pre<text:soft-page-break/>mier degré de critique d'Ingold, et ouvre une voie pour des développements répondant aux deux autres.</text:p>
      <text:p text:style-name="Text_20_body">Si les modèles mémétique et épidémiologique apportent une intelligibilité certaine à des phénomènes de diffusion linguistique sur les réseaux en ligne, il faut néanmoins garder à l'esprit que, comme leurs critiques relèvent, ces approches ne permettent pas de comprendre des phénomènes de nature fondamentalement sémantique. Le dualisme sur lequel elles sont basées, entre représentation abstraite et mise en pratique, devient rapidement un problème incontournable au moment de générer des hypothèses falsifiables tirées de ces modèles. Pour avancer vers une meilleure formalisation de ce qu'est le sens dans sa relation au contexte, l'approche non représentationnelle du langage que j'ai présentée offre un point de départ vraisemblablement beaucoup plus fécond. Une fois pleinement développée, il sera certainement intéressant de voir ce qu'elle apportera directement à l'étude des réseaux sociaux numériques.</text:p>
      <text:h text:style-name="Heading_20_1" text:outline-level="1" text:is-list-header="true">Remerciements</text:h>
      <text:p text:style-name="First_20_paragraph">Je voudrais remercier Camille Roth <text:span text:style-name="T2">et Barbara Bauduin</text:span> pour <text:span text:style-name="T2">leurs </text:span>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 text:is-list-header="true">Bibliographie</text:h>
      <text:p text:style-name="First_20_paragraph">Adamic, Lada A., Thomas M. Lento, Eytan Adar et Pauline C. Ng. 2014. Information Evolution in Social Networks.</text:p>
      <text:p text:style-name="Text_20_body">Aunger, Robert. 2000. <text:span text:style-name="T1">Darwinizing culture : The status of memetics as a science</text:span>. Oxford ; New York : Oxford University Press.</text:p>
      <text:p text:style-name="Text_20_body">Auvray, Malika, Charles Lenay et John Stewart. 2009. Perceptual Interactions in a Minimalist Virtual Environment. <text:span text:style-name="T1">New Ideas in Psychology</text:span> 27(1). 32‑47.</text:p>
      <text:p text:style-name="Text_20_body"><text:soft-page-break/>Bateson, Gregory. 1972. <text:span text:style-name="T1">Steps to an Ecology of Mind : Collected Essays in Anthropology, Psychiatry, Evolution, and Epistemology</text:span>. University of Chicago Press.</text:p>
      <text:p text:style-name="Text_20_body">Becker, Howard S. 1996. The Epistemology of Qualitative Research. In R. Jessor, A. Colby et R. A. Shweder (éd.), <text:span text:style-name="T1">Ethnography and Human Development : Context and Meaning in Social Inquiry</text:span>, 53‑71. (The John D. and Catherine T. MacArthur Foundation series on mental health and development.). Chicago, IL, US : University of Chicago Press.</text:p>
      <text:p text:style-name="Text_20_body">Bourdieu, Pierre. 1980. <text:span text:style-name="T1">Le sens pratique</text:span>. Paris : Editions de Minuit.</text:p>
      <text:p text:style-name="Text_20_body">Boyd, Robert et Peter J Richerson. 1985. <text:span text:style-name="T1">Culture and the evolutionary process</text:span>. Chicago : University of Chicago Press.</text:p>
      <text:p text:style-name="Text_20_body">Claidière, Nicolas, Kenny Smith, Simon Kirby et Joël Fagot. 2014. Cultural evolution of systematically structured behaviour in a non-human primate. <text:span text:style-name="T1">Proceedings of the Royal Society of London B : Biological Sciences</text:span> 281(1797). 20141541.</text:p>
      <text:p text:style-name="Text_20_body">Cosmides, Leda et John Tooby. 1997. Evolutionary Psychology : A Primer.</text:p>
      <text:p text:style-name="Text_20_body">Croft, William. 2013. An evolutionary model of language change and language structure. In, <text:span text:style-name="T1">Explaining Language Change : An Evolutionary Approach</text:span>. Draft 2nd edition (revised).</text:p>
      <text:p text:style-name="Text_20_body">Cuffari, Elena Clare, Ezequiel Di Paolo et Hanne De Jaegher. 2014. From Participatory Sense-Making to Language : There and Back Again.</text:p>
      <text:p text:style-name="Text_20_body">Danescu-Niculescu-Mizil, Cristian, Justin Cheng, Jon Kleinberg et Lillian Lee. 2012. You Had Me at Hello : How Phrasing Affects Memorability.</text:p>
      <text:p text:style-name="Text_20_body">Darwin, Charles. 1981[1871]. <text:span text:style-name="T1">The Descent of Man, and Selection in Relation to Sex</text:span>. Princeton, N.J. : Princeton University Press.</text:p>
      <text:p text:style-name="Text_20_body">Dawkins, Richard. 2006[1976]. <text:span text:style-name="T1">The Selfish Gene</text:span>. Oxford ; New York : Oxford University Press.</text:p>
      <text:p text:style-name="Text_20_body">De Jaegher, Hanne et Ezequiel Di Paolo. 2007. Participatory sense-making. <text:span text:style-name="T1">Phenomenology and the Cognitive Sciences</text:span> 6(4). 485‑507.</text:p>
      <text:p text:style-name="Text_20_body">Di Paolo, Ezequiel A., Marieke Rohde et Hiroyuki Iizuka. 2008. Sensitivity to Social Contingen<text:soft-page-break/>cy or Stability of Interaction? Modelling the Dynamics of Perceptual Crossing. <text:span text:style-name="T1">New Ideas in Psychology</text:span> 26(2). (Dynamics and Psychology). 278‑294.</text:p>
      <text:p text:style-name="Text_20_body">Fisher, Ronald A et J. H Bennett. 1999[1930]. <text:span text:style-name="T1">The genetical theory of natural selection : A complete variorum edition</text:span>. Oxford : Oxford University Press.</text:p>
      <text:p text:style-name="Text_20_body">Fodor, Jerry A. 1983. <text:span text:style-name="T1">The Modularity of Mind : An Essay on Faculty Psychology</text:span>. Cambridge, Mass. : MIT Press.</text:p>
      <text:p text:style-name="Text_20_body">Gibson, James J. 2014[1979]. <text:span text:style-name="T1">The Ecological Approach to Visual Perception : Classic Edition</text:span>. Psychology Press.</text:p>
      <text:p text:style-name="Text_20_body">Gould, Stephen Jay. 1977. <text:span text:style-name="T1">Ontogeny and phylogeny</text:span>. Cambridge, Mass. : Belknap Press of Harvard University Press.</text:p>
      <text:p text:style-name="Text_20_body">Hutto, Daniel D et Erik Myin. 2013. <text:span text:style-name="T1">Radicalizing Enactivism : Basic Minds Without Content</text:span>. Cambridge, Mass. : MIT Press.</text:p>
      <text:p text:style-name="Text_20_body">Ingold, Tim. 1999. Three in One : On Dissolving the Distinctions between Body, Mind and Culture.</text:p>
      <text:p text:style-name="Text_20_body">Ingold, Tim. 2001. From the Transmission of Representations to the Education of Attention. In Harvey Whitehouse (éd.), <text:span text:style-name="T1">The Debated Mind : Evolutionary Psychology Versus Ethnography</text:span>, 113‑153. Oxford &amp; New York : Berg.</text:p>
      <text:p text:style-name="Text_20_body">Ingold, Tim. 2004. Beyond biology and culture. The meaning of evolution in a relational world. <text:span text:style-name="T1">Social Anthropology</text:span> 12(2). 209‑221.</text:p>
      <text:p text:style-name="Text_20_body">Ingold, Tim. 2007. The trouble with «  evolutionary biology  ». <text:span text:style-name="T1">Anthropology Today</text:span> 23(2). 13‑17.</text:p>
      <text:p text:style-name="Text_20_body">Ingold, Tim et Gisli Palsson. 2014. Biosocial Becomings Integrating Social and Biological Anthropology | Biological Anthropology and Primatology. <text:span text:style-name="T1">Cambridge University Press</text:span>.</text:p>
      <text:p text:style-name="Text_20_body">Jablonka, Eva M. 2001. The Systems of Inheritance. In Susan Oyama, Paul Griffiths et Russell D Gray (éd.), <text:span text:style-name="T1">Cycles of contingency : Developmental systems and evolution</text:span>, 99‑116. Cambridge, <text:soft-page-break/>Mass. : MIT Press.</text:p>
      <text:p text:style-name="Text_20_body">Krakauer, David, Nils Bertschinger, Eckehard Olbrich, Nihat Ay et Jessica C. Flack. 2014. The Information Theory of Individuality.</text:p>
      <text:p text:style-name="Text_20_body">Kroeber, A. L. 1952. <text:span text:style-name="T1">The Nature of Culture</text:span>. Chicago : University of Chicago Press.</text:p>
      <text:p text:style-name="Text_20_body">Lauf, Aurelien, Mathieu Valette et Leila Khouas. 2013. Analyzing Variation Patterns In Quotes Over Time. <text:span text:style-name="T1">Research in Computing Science</text:span> 70. 223‑232.</text:p>
      <text:p text:style-name="Text_20_body">Le, Quoc V. et Tomas Mikolov. 2014. Distributed Representations of Sentences and Documents.</text:p>
      <text:p text:style-name="Text_20_body">Leskovec, Jure, Lars Backstrom et Jon Kleinberg. 2009. Meme-Tracking and the Dynamics of the News Cycle. In, <text:span text:style-name="T1">Proceedings of the 15th ACM SIGKDD International Conference on Knowledge Discovery and Data Mining</text:span>, 497‑506. (KDD ’09). New York, NY, USA : ACM.</text:p>
      <text:p text:style-name="Text_20_body">Lewontin, Richard C. 2001a. Gene, Organism and Environment : A New Introduction. In Susan Oyama, Paul Griffiths et Russell D Gray (éd.), <text:span text:style-name="T1">Cycles of contingency : Developmental systems and evolution</text:span>, 55‑58. Cambridge, Mass. : MIT Press.</text:p>
      <text:p text:style-name="Text_20_body">Lewontin, Richard C. 2001b. Gene, Organism and Environment. In Susan Oyama, Paul Griffiths et Russell D Gray (éd.), <text:span text:style-name="T1">Cycles of contingency : Developmental systems and evolution</text:span>, 59‑66. Cambridge, Mass. : MIT Press.</text:p>
      <text:p text:style-name="Text_20_body">Maingueneau, Dominique. 2004. La Situation D’énonciation, Entre Langue et Discours. In, <text:span text:style-name="T1">Dix Ans de S.D.U.</text:span>, 197‑210. Craiova, Roumanie : Editura Universitaria Craiova.</text:p>
      <text:p text:style-name="Text_20_body">Maturana, Humberto R et Francisco J Varela. 1980. <text:span text:style-name="T1">Autopoiesis and Cognition : The Realization of the Living</text:span>. Dordrecht, Holland ; Boston : D. Reidel Pub. Co.</text:p>
      <text:p text:style-name="Text_20_body">Mauss, Marcel. 1936. Les Techniques Du Corps. <text:span text:style-name="T1">Journal de Psychologie</text:span> 32(3-4).</text:p>
      <text:p text:style-name="Text_20_body">Mesoudi, Alex. 2011. <text:span text:style-name="T1">Cultural Evolution : How Darwinian Theory Can Explain Human Culture and Synthesize the Social Sciences</text:span>. University of Chicago Press.</text:p>
      <text:p text:style-name="Text_20_body">Mesoudi, Alex, Andrew Whiten et Kevin N. Laland. 2006. Towards a Unified Science of Cultural Evolution. <text:span text:style-name="T1">Behavioral and Brain Sciences</text:span> 29(04). 329‑347.</text:p>
      <text:p text:style-name="Text_20_body"><text:soft-page-break/>Miton, Helena, Nicolas Claidière et Hugo Mercier. 2015. Universal Cognitive Mechanisms Explain the Cultural Success of Bloodletting. <text:span text:style-name="T1">Evolution and Human Behavior</text:span> 36(4). 303‑312.</text:p>
      <text:p text:style-name="Text_20_body">Morin, Olivier. 2013. How portraits turned their eyes upon us : Visual preferences and demographic change in cultural evolution. <text:span text:style-name="T1">Evolution and Human Behavior</text:span> 34(3). 222‑229.</text:p>
      <text:p text:style-name="Text_20_body">Moussaïd, Mehdi, Henry Brighton et Wolfgang Gaissmaier. 2015. The amplification of risk in experimental diffusion chains. <text:span text:style-name="T1">Proceedings of the National Academy of Sciences</text:span> 112(18). 5631‑5636.</text:p>
      <text:p text:style-name="Text_20_body">Myin, Erik. 2003. An Account of Color without a Subject? <text:span text:style-name="T1">Behavioral and Brain Sciences</text:span> 26(01). 42‑43.</text:p>
      <text:p text:style-name="Text_20_body">Neumann-Held, Eva M. 2001. Let’s Talk About Genes : The Process Molecular Gene Concept and Its Context. In Susan Oyama, Paul Griffiths et Russell D Gray (éd.), <text:span text:style-name="T1">Cycles of contingency : Developmental systems and evolution</text:span>, 69‑84. Cambridge, Mass. : MIT Press.</text:p>
      <text:p text:style-name="Text_20_body">O’Regan, J. Kevin et Alva Noë. 2001. A Sensorimotor Account of Vision and Visual Consciousness. <text:span text:style-name="T1">Behavioral and Brain Sciences</text:span> 24(05). 939‑973.</text:p>
      <text:p text:style-name="Text_20_body">Oyama, Susan, Paul Griffiths et Russell D Gray. 2001. <text:span text:style-name="T1">Cycles of contingency : Developmental systems and evolution</text:span>. Cambridge, Mass. : MIT Press.</text:p>
      <text:p text:style-name="Text_20_body">Prum, Richard O. et Alan H. Brush. 2014. Which Came First, the Feather or the Bird? <text:span text:style-name="T1">Scientific American</text:span> 23. 76‑85.</text:p>
      <text:p text:style-name="Text_20_body">Simmons, Matthew P., Lada A. Adamic et Eytan Adar. 2011. Memes Online : Extracted, Subtracted, Injected, and Recollected. In, <text:span text:style-name="T1">Fifth International AAAI Conference on Weblogs and Social Media</text:span>.</text:p>
      <text:p text:style-name="Text_20_body">Slingerland, Edward G. 2008. <text:span text:style-name="T1">What science offers the humanities : Integrating body and culture</text:span>. Cambridge ; New York : Cambridge University Press.</text:p>
      <text:p text:style-name="Text_20_body">Sperber, Dan. 1996. <text:span text:style-name="T1">Explaining culture : A naturalistic approach</text:span>. Oxford, UK ; Cambridge, Mass. : Blackwell.</text:p>
      <text:p text:style-name="Text_20_body"><text:soft-page-break/>Sperber, Dan et Deirdre Wilson. 1986. <text:span text:style-name="T1">Relevance : Communication and Cognition</text:span>. Cambridge, Massaschusetts : Harvard University Press.</text:p>
      <text:p text:style-name="Text_20_body">Thompson, Evan. 2007. <text:span text:style-name="T1">Mind in Life : Biology, Phenomenology, and the Sciences of Mind</text:span>. Cambridge, Mass. : Belknap Press of Harvard University Press.</text:p>
      <text:p text:style-name="Text_20_body">Torrance, Steve. 2006. In search of the enactive : Introduction to special issue on enactive experience. <text:span text:style-name="T1">Phenomenology and the Cognitive Sciences</text:span> 4(4). 357‑368.</text:p>
      <text:p text:style-name="Text_20_body">Varela, Francisco, Evan Thompson et Eleanor Rosch. 1991. <text:span text:style-name="T1">The Embodied Mind : Cognitive Science and Human Experience</text:span>. MIT Press.</text:p>
      <text:p text:style-name="Text_20_body">West-Eberhard, Mary Jane. 2003. <text:span text:style-name="T1">Developmental plasticity and evolution</text:span>. Oxford ; New York : Oxford University Press.</text:p>
      <text:p text:style-name="Text_20_body">Wittgenstein, Ludwig et Gertrude Elizabeth Margaret Anscombe. 1958[1953]. <text:span text:style-name="T1">Philosophical Investigations</text:span>. Oxford :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hyphenation-ladder-count="no-limit" style:page-number="auto" style:writing-mode="page"/>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0D</meta:editing-duration>
    <meta:editing-cycles>1</meta:editing-cycles>
    <meta:generator>LibreOffice/5.2.2.2.0$Linux_X86_64 LibreOffice_project/20m0$Build-2</meta:generator>
    <meta:creation-date>2016-11-01T16:42:36.861074830</meta:creation-date>
    <meta:document-statistic meta:table-count="0" meta:image-count="0" meta:object-count="0" meta:page-count="29" meta:paragraph-count="145" meta:word-count="10275" meta:character-count="69035" meta:non-whitespace-character-count="58907"/>
  </office:meta>
</office:document-meta>
</file>